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Mangal" svg:font-family="Mangal" style:font-family-generic="system" style:font-pitch="variable"/>
    <style:font-face style:name="Tahoma" svg:font-family="Tahoma" style:font-family-generic="roman" style:font-pitch="variable"/>
  </office:font-face-decls>
  <office:automatic-styles>
    <style:style style:name="P1" style:family="paragraph" style:parent-style-name="Header">
      <style:text-properties fo:language="de" fo:country="DE"/>
    </style:style>
    <style:style style:name="P2" style:family="paragraph" style:parent-style-name="Footer">
      <style:text-properties fo:language="de" fo:country="DE"/>
    </style:style>
    <style:style style:name="P3" style:family="paragraph" style:parent-style-name="Heading_20_2">
      <style:text-properties fo:language="de" fo:country="DE" fo:background-color="#fff200"/>
    </style:style>
    <style:style style:name="P4" style:family="paragraph" style:parent-style-name="Text_20_body">
      <style:text-properties fo:language="de" fo:country="DE" officeooo:paragraph-rsid="001f4e9b" fo:background-color="#fff200"/>
    </style:style>
    <style:style style:name="P5" style:family="paragraph" style:parent-style-name="Title">
      <style:text-properties fo:language="de" fo:country="DE" officeooo:rsid="001f4e9b" officeooo:paragraph-rsid="001f4e9b"/>
    </style:style>
    <style:style style:name="P6" style:family="paragraph" style:parent-style-name="Subtitle">
      <style:text-properties fo:language="de" fo:country="DE" officeooo:rsid="001f4e9b" officeooo:paragraph-rsid="001f4e9b"/>
    </style:style>
    <style:style style:name="P7" style:family="paragraph" style:parent-style-name="Contents_20_Heading">
      <style:text-properties fo:language="de" fo:country="DE"/>
    </style:style>
    <style:style style:name="P8" style:family="paragraph" style:parent-style-name="Text_20_body">
      <style:text-properties fo:language="de" fo:country="DE" fo:font-weight="bold" officeooo:paragraph-rsid="001f4e9b" fo:background-color="#fff200" style:font-weight-asian="bold" style:font-weight-complex="bold"/>
    </style:style>
    <style:style style:name="P9" style:family="paragraph" style:parent-style-name="Text_20_body">
      <style:text-properties fo:language="de" fo:country="DE"/>
    </style:style>
    <style:style style:name="P1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1" style:family="paragraph" style:parent-style-name="Text_20_body">
      <style:text-properties officeooo:rsid="002c7adc" officeooo:paragraph-rsid="002c7adc"/>
    </style:style>
    <style:style style:name="P12" style:family="paragraph" style:parent-style-name="Text_20_body">
      <style:text-properties officeooo:paragraph-rsid="002b7527"/>
    </style:style>
    <style:style style:name="P13" style:family="paragraph" style:parent-style-name="Text_20_body">
      <style:text-properties officeooo:paragraph-rsid="002c3b91"/>
    </style:style>
    <style:style style:name="P14" style:family="paragraph" style:parent-style-name="Heading_20_1">
      <style:text-properties fo:language="de" fo:country="DE"/>
    </style:style>
    <style:style style:name="P15" style:family="paragraph" style:parent-style-name="Heading_20_1">
      <style:text-properties fo:language="de" fo:country="DE" officeooo:paragraph-rsid="00249967"/>
    </style:style>
    <style:style style:name="T1" style:family="text">
      <style:text-properties officeooo:rsid="001fbed0"/>
    </style:style>
    <style:style style:name="T2" style:family="text">
      <style:text-properties officeooo:rsid="0027ca31"/>
    </style:style>
    <style:style style:name="T3" style:family="text">
      <style:text-properties officeooo:rsid="001f4e9b"/>
    </style:style>
    <style:style style:name="T4" style:family="text">
      <style:text-properties fo:language="de" fo:country="DE"/>
    </style:style>
    <style:style style:name="T5" style:family="text">
      <style:text-properties officeooo:rsid="002691f9"/>
    </style:style>
    <style:style style:name="T6" style:family="text">
      <style:text-properties style:font-name="Liberation Sans" fo:font-size="18pt" officeooo:rsid="0027ca31" style:font-name-asian="AR PL SungtiL GB" style:font-size-asian="18pt" style:font-name-complex="Lohit Devanagari" style:font-size-complex="18pt"/>
    </style:style>
    <style:style style:name="T7" style:family="text">
      <style:text-properties officeooo:rsid="002876d1"/>
    </style:style>
    <style:style style:name="T8" style:family="text">
      <style:text-properties officeooo:rsid="0029dda0"/>
    </style:style>
    <style:style style:name="T9" style:family="text">
      <style:text-properties officeooo:rsid="002b7527"/>
    </style:style>
    <style:style style:name="T10" style:family="text">
      <style:text-properties officeooo:rsid="002c3b91"/>
    </style:style>
    <style:style style:name="T11" style:family="text">
      <style:text-properties officeooo:rsid="002d8384"/>
    </style:style>
    <style:style style:name="T12" style:family="text">
      <style:text-properties officeooo:rsid="002f011e"/>
    </style:style>
    <style:style style:name="T13" style:family="text">
      <style:text-properties officeooo:rsid="002f8c7f"/>
    </style:style>
    <style:style style:name="T14" style:family="text">
      <style:text-properties officeooo:rsid="0030d40e"/>
    </style:style>
    <style:style style:name="T15" style:family="text">
      <style:text-properties officeooo:rsid="0032c76c"/>
    </style:style>
    <style:style style:name="T16" style:family="text">
      <style:text-properties officeooo:rsid="003a5d06"/>
    </style:style>
    <style:style style:name="T17" style:family="text">
      <style:text-properties officeooo:rsid="003a899b"/>
    </style:style>
    <style:style style:name="T18" style:family="text">
      <style:text-properties officeooo:rsid="003c49f0"/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81">
      <number:day/>
      <number:text>. </number:text>
      <number:month number:style="long" number:textual="true"/>
      <number:text> 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reference-mark-start text:name="Aufgabe"/>Aufgabe 1: LibreOffice-Dokument<text:reference-mark-end text:name="Aufgabe"/></text:p>
      <text:p text:style-name="P6">Team-ID: <text:span text:style-name="T6">0070</text:span></text:p>
      <text:p text:style-name="P6">Team: Teamname (oder dein Name)</text:p>
      <text:p text:style-name="P6">Bearbeiter/-innen dieser Aufgabe:<text:line-break/>Vor- und Nachnamen</text:p>
      <text:p text:style-name="P6"><text:date style:data-style-name="N81" text:date-value="2021-10-19T12:47:39.034000220" text:fixed="true">19. Oktober 2021</text:date></text:p>
      <text:table-of-content text:style-name="Sect1" text:protected="true" text:name="Table of Content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7">Inhaltsverzeichnis</text:p>
          </text:index-title>
          <text:p text:style-name="P10"><text:a xlink:type="simple" xlink:href="#__RefHeading___Toc2232_4178761632" text:style-name="Index_20_Link" text:visited-style-name="Index_20_Link"><text:span text:style-name="T4">Lösungsidee<text:tab/>1</text:span></text:a></text:p>
          <text:p text:style-name="P10"><text:a xlink:type="simple" xlink:href="#__RefHeading___Toc2234_4178761632" text:style-name="Index_20_Link" text:visited-style-name="Index_20_Link"><text:span text:style-name="T4">Umsetzung<text:tab/>1</text:span></text:a></text:p>
          <text:p text:style-name="P10"><text:a xlink:type="simple" xlink:href="#__RefHeading___Toc2236_4178761632" text:style-name="Index_20_Link" text:visited-style-name="Index_20_Link"><text:span text:style-name="T4">Beispiele<text:tab/>2</text:span></text:a></text:p>
          <text:p text:style-name="P10"><text:a xlink:type="simple" xlink:href="#__RefHeading___Toc2238_4178761632" text:style-name="Index_20_Link" text:visited-style-name="Index_20_Link"><text:span text:style-name="T4">Quellcode<text:tab/>2</text:span></text:a></text:p>
        </text:index-body>
      </text:table-of-content>
      <text:p text:style-name="P4">Anleitung: Trage oben die Aufgabennummer, die Team-ID, den Team-Namen und alle Bearbeiter/-innen dieser Aufgabe mit Vor- und Namen ein. Vergiss nicht, auch den Aufgabennamen anzupassen (statt „<text:span text:style-name="T1">LibreOffice</text:span>-Dokument“)! </text:p>
      <text:p text:style-name="P4">Drücke dann F9 zur Aktualisierung, lösche diese Anleitung und lege los :)</text:p>
      <text:p text:style-name="P4">Wenn du neue Überschriften einfügst, solltest du das Inhaltsverzeichnis mittels Rechtsklick aktualisieren. </text:p>
      <text:p text:style-name="P8">Die gelb hinterlegten Texte, die hier bereits stehen, geben ein paar Hinweise zur Einsendung. Du solltest sie aber in deiner Einsendung wieder entfernen!</text:p>
      <text:h text:style-name="P14" text:outline-level="1"><text:bookmark-start text:name="__RefHeading___Toc2232_4178761632"/>Lösungsidee<text:bookmark-end text:name="__RefHeading___Toc2232_4178761632"/></text:h>
      <text:p text:style-name="P4">Die Idee der Lösung sollte hieraus vollkommen ersichtlich werden, ohne dass auf die eigentliche Implementierung Bezug genommen wird.</text:p>
      <text:p text:style-name="P3">Unterüberschriften</text:p>
      <text:p text:style-name="P4">Wenn nötig, füge sinnvoll formatierte Unterpunkte ein, indem du die Formatvorlage „Überschrift 2“ (oder „Heading 2“) anwendest. Vergiss nicht, das Inhaltsverzeichnis anschließend wieder mittels Rechtsklick zu aktualisieren.</text:p>
      <text:p text:style-name="P9">Als Lösungsidee haben wir uns eine doppelseitige Bruteforce-Methode überlegt, welche durch Ausprobieren die kürzeste Lösung für jedes Auto findet.</text:p>
      <text:h text:style-name="P14" text:outline-level="1"><text:bookmark-start text:name="__RefHeading___Toc2234_4178761632"/><text:soft-page-break/>Umsetzung<text:bookmark-end text:name="__RefHeading___Toc2234_4178761632"/></text:h>
      <text:p text:style-name="P4">Hier wird kurz erläutert, wie die Lösungsidee im Programm tatsächlich umgesetzt wurde. Hier können auch Implementierungsdetails erwähnt werden.</text:p>
      <text:p text:style-name="Text_20_body">Die Daten aus den Textdateien werden eingelesen und in Arrays abgespeichert. Dabei dient uns ein Array für die Abspeicherung der auszuparkenden Autos und das <text:span text:style-name="T16">A</text:span>ndere für die Abspeicherung der <text:span text:style-name="T17">q</text:span>uerstehenden <text:span text:style-name="T17">Autos</text:span>.</text:p>
      <text:p text:style-name="Text_20_body">Im Array mit den <text:span text:style-name="T17">q</text:span>uerstehenden Autos werden leere Plätze mit „null“ und besetzte Plätze mit dem jeweiligen Buchstaben des Autos angegeben.</text:p>
      <text:p text:style-name="P12">Die Basis des Programms ist die Methode „<text:span text:style-name="T17">a</text:span>utosAusparken“. Diese ruft für alle auszuparkenden Autos die „selectShorterPath“-Methode, gefolgt von der „reset<text:span text:style-name="T10">Parallel</text:span>Cars“-Methode auf und <text:span text:style-name="T17">gibt zuletzt</text:span> das Ergebnis in der Konsole aus. Bevor die <text:span text:style-name="T5">A</text:span>usführung startet, wird überprüft zu welchem Grad der Parkplatz überhaupt lösbar ist.</text:p>
      <text:p text:style-name="P12"><text:span text:style-name="T9">Die „reset</text:span><text:span text:style-name="T10">Parallel</text:span><text:span text:style-name="T9">Cars“-Methode, wie der </text:span><text:span text:style-name="T10">N</text:span><text:span text:style-name="T9">ame schon sagt, </text:span><text:span text:style-name="T17">setzt</text:span><text:span text:style-name="T9"> die querstehen</text:span><text:span text:style-name="T10">den</text:span><text:span text:style-name="T9"> Autos </text:span><text:span text:style-name="T17">zurück</text:span><text:span text:style-name="T9">. Sie löscht alle Werte des Arrays für die querstehenden Autos, und füllt sie anschließend wieder mit den Werten aus der Text</text:span><text:span text:style-name="T17">d</text:span><text:span text:style-name="T9">atei.</text:span></text:p>
      <text:p text:style-name="P13">Die „selectShorterPath- Methode <text:span text:style-name="T2">überprüft zuerst, ob hinter dem auszuparkenden Auto </text:span><text:span text:style-name="T7">ein </text:span><text:span text:style-name="T9">querstehendes </text:span><text:span text:style-name="T18">Auto</text:span><text:span text:style-name="T7"> steht, was das </text:span><text:span text:style-name="T18">A</text:span><text:span text:style-name="T7">usparken verhindern würde. Falls es kein </text:span><text:span text:style-name="T9">querstehendes A</text:span><text:span text:style-name="T7">uto gibt, kann problemlos ausgeparkt werden. Gibt es jedoch eine Blockade, wird versucht das Auto in beide Richtungen so weit zu verschieben, dass das Auto </text:span><text:span text:style-name="T8">ausparken kann. </text:span><text:span text:style-name="T10">Danach wird entschieden, welche Richtung weniger Züge </text:span><text:span text:style-name="T18">benötigt</text:span><text:span text:style-name="T10">.</text:span></text:p>
      <text:p text:style-name="P11">Für die Verschiebung der querstehenden Autos ist die Methode „moveParallelCar“ zuständig. Zuerst wird getestet, ob das Auto, welches versch<text:span text:style-name="T11">oben werden soll,</text:span> von einem <text:span text:style-name="T11">anderen </text:span><text:span text:style-name="T18">Auto</text:span><text:span text:style-name="T11"> oder der Wand blockiert wird. </text:span><text:span text:style-name="T13">Falls es keine Blockade gibt,</text:span><text:span text:style-name="T12"> kann das Auto einfach </text:span><text:span text:style-name="T13">verschoben werden. </text:span><text:span text:style-name="T14">Existiert eine Blockade, w</text:span><text:span text:style-name="T15">erden alle im </text:span><text:span text:style-name="T18">W</text:span><text:span text:style-name="T15">eg stehenden Autos</text:span><text:span text:style-name="T14"> mittels </text:span><text:span text:style-name="T15">R</text:span><text:span text:style-name="T14">ekursion </text:span><text:span text:style-name="T15">verschoben.</text:span></text:p>
      <text:p text:style-name="P11"/>
      <text:h text:style-name="P15" text:outline-level="1"><text:bookmark-start text:name="__RefHeading___Toc2236_4178761632"/>Beispiele<text:bookmark-end text:name="__RefHeading___Toc2236_4178761632"/></text:h>
      <text:p text:style-name="P4">Genügend Beispiele einbinden! Die Beispiele von de<text:span text:style-name="T3">n</text:span> B<text:span text:style-name="T3">WINF</text:span>-Webseite<text:span text:style-name="T3">n</text:span> sollten hier diskutiert werden, aber auch eigene Beispiele sind sehr gut – besonders wenn sie Spezialfälle abdecken. Bitte jedoch nicht 30 Seiten Programmausgabe hier einfügen!</text:p>
      <text:h text:style-name="P14" text:outline-level="1"><text:bookmark-start text:name="__RefHeading___Toc2238_4178761632"/>Quellcode<text:bookmark-end text:name="__RefHeading___Toc2238_4178761632"/></text:h>
      <text:p text:style-name="P4">Unwichtige Teile des Programms sollen hier nicht abgedruckt werden. Dieser Teil sollte nicht mehr als 2–3 Seiten umfassen, maximal 10.</text:p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Mangal" svg:font-family="Mangal" style:font-family-generic="system" style:font-pitch="variable"/>
    <style:font-face style:name="Tahoma" svg:font-family="Tahoma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de" fo:country="DE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Sprechblasentext" style:family="paragraph" style:parent-style-name="Standard" style:default-outline-level="">
      <style:paragraph-properties fo:hyphenation-ladder-count="no-limit"/>
      <style:text-properties style:font-name="Tahoma" fo:font-family="Tahoma" style:font-family-generic="roman" style:font-pitch="variable" fo:font-size="8pt" style:letter-kerning="true" style:font-name-asian="Mangal" style:font-family-asian="Mangal" style:font-family-generic-asian="system" style:font-pitch-asian="variable" style:font-size-asian="8pt" style:language-asian="hi" style:country-asian="IN" fo:hyphenate="false" fo:hyphenation-remain-char-count="2" fo:hyphenation-push-char-count="2" loext:hyphenation-no-caps="false"/>
    </style:style>
    <style:style style:name="Verzeichnis_20_2" style:display-name="Verzeichnis 2" style:family="paragraph" style:default-outline-level="">
      <style:paragraph-properties fo:margin-left="0.499cm" fo:margin-right="0cm" fo:hyphenation-ladder-count="no-limit" fo:text-indent="0cm" style:auto-text-indent="false">
        <style:tab-stops>
          <style:tab-stop style:position="15.926cm" style:type="right" style:leader-style="dotted" style:leader-text="."/>
        </style:tab-stops>
      </style:paragraph-properties>
      <style:text-properties style:font-name="Liberation Serif" fo:font-family="'Liberation Serif'" style:font-family-generic="roman" style:font-pitch="variable" fo:font-size="10pt" style:letter-kerning="true" style:font-name-asian="FreeSans" style:font-family-asian="FreeSans" style:font-family-generic-asian="system" style:font-pitch-asian="variable" style:font-size-asian="10pt" style:language-asian="hi" style:country-asian="IN" fo:hyphenate="false" fo:hyphenation-remain-char-count="2" fo:hyphenation-push-char-count="2" loext:hyphenation-no-caps="false"/>
    </style:style>
    <style:style style:name="Verzeichnis_20_1" style:display-name="Verzeichnis 1" style:family="paragraph" style:default-outline-level="">
      <style:paragraph-properties fo:hyphenation-ladder-count="no-limit">
        <style:tab-stops>
          <style:tab-stop style:position="15.926cm" style:type="right" style:leader-style="dotted" style:leader-text="."/>
        </style:tab-stops>
      </style:paragraph-properties>
      <style:text-properties style:font-name="Liberation Serif" fo:font-family="'Liberation Serif'" style:font-family-generic="roman" style:font-pitch="variable" fo:font-size="10pt" style:letter-kerning="true" style:font-name-asian="FreeSans" style:font-family-asian="FreeSans" style:font-family-generic-asian="system" style:font-pitch-asian="variable" style:font-size-asian="10pt" style:language-asian="hi" style:country-asian="IN" fo:hyphenate="false" fo:hyphenation-remain-char-count="2" fo:hyphenation-push-char-count="2" loext:hyphenation-no-caps="false"/>
    </style:style>
    <style:style style:name="RGV-Überschrift" style:family="paragraph" style:default-outline-level="">
      <style:paragraph-properties fo:margin-top="0.423cm" fo:margin-bottom="0.212cm" style:contextual-spacing="false" fo:hyphenation-ladder-count="no-limit" fo:keep-with-next="always"/>
      <style:text-properties style:font-name="Liberation Serif" fo:font-family="'Liberation Serif'" style:font-family-generic="roman" style:font-pitch="variable" fo:font-size="16pt" fo:font-weight="bold" style:letter-kerning="true" style:font-name-asian="FreeSans" style:font-family-asian="FreeSans" style:font-family-generic-asian="system" style:font-pitch-asian="variable" style:font-size-asian="16pt" style:language-asian="hi" style:country-asian="IN" style:font-weight-asian="bold" fo:hyphenate="false" fo:hyphenation-remain-char-count="2" fo:hyphenation-push-char-count="2" loext:hyphenation-no-caps="false"/>
    </style:style>
    <style:style style:name="Heading_20_2" style:display-name="Heading 2" style:family="paragraph" style:parent-style-name="Heading" style:class="text"/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prechblasentext_20_Zchn" style:display-name="Sprechblasentext Zchn" style:family="text">
      <style:text-properties style:font-name="Tahoma" fo:font-family="Tahoma" style:font-family-generic="roman" style:font-pitch="variable" fo:font-size="8pt" style:letter-kerning="true" style:font-name-asian="Mangal" style:font-family-asian="Mangal" style:font-family-generic-asian="system" style:font-pitch-asian="variable" style:font-size-asian="8pt" style:language-asian="hi" style:country-asian="IN"/>
    </style:style>
    <style:style style:name="Absatz-Standardschriftart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loext:num-list-format="%1%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language="de" fo:country="DE"/>
    </style:style>
    <style:style style:name="MP2" style:family="paragraph" style:parent-style-name="Footer">
      <style:text-properties fo:language="de" fo:country="DE"/>
    </style:style>
    <style:style style:name="MT1" style:family="text">
      <style:text-properties officeooo:rsid="001fbed0"/>
    </style:style>
    <style:style style:name="MT2" style:family="text">
      <style:text-properties officeooo:rsid="0027ca31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1cm" fo:margin-left="0cm" fo:margin-right="0cm" fo:margin-bottom="0.508cm" fo:background-color="transparent" style:dynamic-spacing="false" draw:fill="none" draw:fill-color="#729fcf"/>
      </style:header-style>
      <style:footer-style>
        <style:header-footer-properties fo:min-height="0.61cm" fo:margin-left="0cm" fo:margin-right="0cm" fo:margin-top="0.508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reference-ref text:reference-format="text" text:ref-name="Aufgabe">Aufgabe 1: LibreOffice-Dokument</text:reference-ref><text:tab/><text:tab/><text:span text:style-name="MT1">Team-ID: </text:span><text:span text:style-name="MT2">0070</text:span></text:p>
      </style:header>
      <style:header-first>
        <text:p text:style-name="MP1"/>
      </style:header-first>
      <style:footer>
        <text:p text:style-name="MP2"><text:tab/><text:page-number text:select-page="current">2</text:page-number>/<text:page-count>2</text:page-count></text:p>
      </style:footer>
      <style:footer-first>
        <text:p text:style-name="MP2"><text:tab/><text:page-number text:select-page="current">1</text:page-number>/<text:page-count>2</text:page-count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editing-duration>P1DT4H20M33S</meta:editing-duration>
    <meta:editing-cycles>12</meta:editing-cycles>
    <meta:generator>LibreOffice/7.2.2.2$MacOSX_X86_64 LibreOffice_project/02b2acce88a210515b4a5bb2e46cbfb63fe97d56</meta:generator>
    <dc:date>2021-10-28T08:48:24.565453630</dc:date>
    <meta:document-statistic meta:table-count="0" meta:image-count="0" meta:object-count="0" meta:page-count="2" meta:paragraph-count="34" meta:word-count="489" meta:character-count="3573" meta:non-whitespace-character-count="3113"/>
  </office:meta>
</office:document-meta>
</file>